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8706" officeooo:paragraph-rsid="00098706"/>
    </style:style>
    <style:style style:name="P2" style:family="paragraph" style:parent-style-name="Standard">
      <style:paragraph-properties fo:text-align="center" style:justify-single-word="false"/>
      <style:text-properties officeooo:rsid="00098706" officeooo:paragraph-rsid="00098706"/>
    </style:style>
    <style:style style:name="P3" style:family="paragraph" style:parent-style-name="Standard">
      <style:text-properties officeooo:rsid="00098706" officeooo:paragraph-rsid="000ca1dc"/>
    </style:style>
    <style:style style:name="P4" style:family="paragraph" style:parent-style-name="Standard">
      <style:text-properties fo:font-style="italic" officeooo:rsid="00098706" officeooo:paragraph-rsid="00098706" style:font-style-asian="italic" style:font-style-complex="italic"/>
    </style:style>
    <style:style style:name="P5" style:family="paragraph" style:parent-style-name="Standard">
      <style:text-properties officeooo:rsid="000b800a" officeooo:paragraph-rsid="000b800a"/>
    </style:style>
    <style:style style:name="P6" style:family="paragraph" style:parent-style-name="Standard">
      <style:text-properties officeooo:rsid="000ca1dc" officeooo:paragraph-rsid="000ca1dc"/>
    </style:style>
    <style:style style:name="P7" style:family="paragraph" style:parent-style-name="Standard">
      <style:text-properties officeooo:rsid="000b800a" officeooo:paragraph-rsid="000b800a"/>
    </style:style>
    <style:style style:name="P8" style:family="paragraph" style:parent-style-name="Standard">
      <style:text-properties officeooo:rsid="000d87c2" officeooo:paragraph-rsid="000d87c2"/>
    </style:style>
    <style:style style:name="P9" style:family="paragraph" style:parent-style-name="Standard">
      <style:text-properties officeooo:rsid="00098706" officeooo:paragraph-rsid="000d87c2"/>
    </style:style>
    <style:style style:name="P10" style:family="paragraph" style:parent-style-name="Standard">
      <style:text-properties fo:color="#ff3333" officeooo:rsid="000d87c2" officeooo:paragraph-rsid="000d87c2"/>
    </style:style>
    <style:style style:name="P11" style:family="paragraph" style:parent-style-name="Standard">
      <style:text-properties fo:color="#ff3333" officeooo:rsid="00098706" officeooo:paragraph-rsid="000d87c2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officeooo:rsid="00098706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098706"/>
    </style:style>
    <style:style style:name="T4" style:family="text">
      <style:text-properties officeooo:rsid="000b800a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officeooo:rsid="000d87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tracti<text:span text:style-name="T1">on</text:span> Theorem</text:p>
      <text:p text:style-name="P2">by Sven Nilsen, 2020</text:p>
      <text:p text:style-name="P1"/>
      <text:p text:style-name="P4">In this paper I present a contraction theorem found in Path Semantical Logic.</text:p>
      <text:p text:style-name="P1"/>
      <text:p text:style-name="P1">The Contraction Theorem is a proof in Path Semantical Logic<text:span text:style-name="T6"><text:reference-ref text:reference-format="text" text:ref-name="path semantical logic">[1]</text:reference-ref></text:span>:</text:p>
      <text:p text:style-name="P1"/>
      <text:p text:style-name="P3"><text:span text:style-name="T2">∴</text:span><text:tab/>(a, b) (A, B):</text:p>
      <text:p text:style-name="P1"><text:span text:style-name="T2">∴</text:span><text:tab/>a(A ∧ B), b(A ∧ B) <text:s/>=&gt; <text:s/>contr(A, B)</text:p>
      <text:p text:style-name="P1"/>
      <text:p text:style-name="P1"><text:span text:style-name="T2">∵</text:span><text:tab/>contr(x, y) = (x ∧ y) ⊻ (¬x ∧ ¬y)</text:p>
      <text:p text:style-name="P1"/>
      <text:p text:style-name="P1">Where the tuple `(a, b)` has level 1 and the tuple `(A, B)` has level 0.</text:p>
      <text:p text:style-name="P1">The notation `a(T)` means `a=&gt;T` where `T` is at a lower level.</text:p>
      <text:p text:style-name="P1"/>
      <text:p text:style-name="P1">The `contr` function was derived in the paper “Contractible Types”<text:span text:style-name="T6"><text:reference-ref text:reference-format="text" text:ref-name="contractible types">[2]</text:reference-ref></text:span>.</text:p>
      <text:p text:style-name="P1"/>
      <text:p text:style-name="P1">The Contraction Theorem says that when two propositions at level 1 are associated with two propositions in level 0, then the two propositions in level 0 <text:span text:style-name="T4">are in contractible type family.</text:span></text:p>
      <text:p text:style-name="P1"/>
      <text:p text:style-name="P5">This means that the two propositions in level 0 behaves together like a single proposition.</text:p>
      <text:p text:style-name="P5">When the first proposition is `true`, the second proposition is `true`.</text:p>
      <text:p text:style-name="P5">When the first proposition is `false`, the second proposition is `false`.</text:p>
      <text:p text:style-name="P5"/>
      <text:p text:style-name="P8">It is not possible to prove `contr(A, B)` from `<text:span text:style-name="T1">a(A ∧ B)</text:span>=<text:span text:style-name="T1">b(A ∧ B)</text:span>`.</text:p>
      <text:h text:style-name="P12" text:outline-level="3">References:</text:h>
      <text:p text:style-name="P5"/>
      <text:p text:style-name="P6"><text:reference-mark-start text:name="path semantical logic"/>[1]<text:reference-mark-end text:name="path semantical logic"/><text:tab/>“Path Semantical Logic”</text:p>
      <text:p text:style-name="P6"><text:tab/>AdvancedResearch, reading sequence on Path Semantics</text:p>
      <text:p text:style-name="P6"><text:tab/><text:a xlink:type="simple" xlink:href="https://github.com/advancedresearch/path_semantics/blob/master/sequences.md#path-semantical-logic" text:style-name="Internet_20_link" text:visited-style-name="Visited_20_Internet_20_Link"><text:span text:style-name="T5">https://github.com/advancedresearch/path_semantics/blob/master/sequences.md#path-semantical-logic</text:span></text:a></text:p>
      <text:p text:style-name="P6"/>
      <text:p text:style-name="P6"><text:reference-mark-start text:name="contractible types"/>[2]<text:reference-mark-end text:name="contractible types"/><text:tab/>“Contractible Types”</text:p>
      <text:p text:style-name="P6"><text:tab/>Sven Nilsen, 2020</text:p>
      <text:p text:style-name="P6"><text:tab/><text:a xlink:type="simple" xlink:href="https://github.com/advancedresearch/path_semantics/blob/master/papers-wip/contractible-types.pdf" text:style-name="Internet_20_link" text:visited-style-name="Visited_20_Internet_20_Link"><text:span text:style-name="T5">https://github.com/advancedresearch/path_semantics/blob/master/papers-wip/contractible-types.pdf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22:30:16.388015000</meta:creation-date>
    <dc:date>2020-09-07T16:46:42.744052000</dc:date>
    <meta:editing-duration>PT10M53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2" meta:word-count="194" meta:character-count="1287" meta:non-whitespace-character-count="1109"/>
  </office:meta>
</office:document-meta>
</file>